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text-properties fo:font-style="normal" fo:font-weight="bold" style:font-style-asian="normal" style:font-weight-asian="bold" style:font-style-complex="normal" style:font-weight-complex="bold"/>
    </style:style>
    <style:style style:name="P7"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8"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10"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P11" style:family="paragraph" style:parent-style-name="Hanging_20_indent">
      <style:paragraph-properties fo:margin-left="0in" fo:margin-right="0in" fo:margin-top="0in" fo:margin-bottom="0.0835in" fo:text-align="center" style:justify-single-word="false" fo:text-indent="0in" style:auto-text-indent="false" fo:break-before="page"/>
      <style:text-properties fo:font-style="normal" fo:font-weight="bold" style:font-style-asian="normal" style:font-weight-asian="bold" style:font-style-complex="normal" style:font-weight-complex="bold"/>
    </style:style>
    <style:style style:name="P12"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3"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4"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Hanging_20_indent">
      <style:paragraph-properties fo:margin-top="0in" fo:margin-bottom="0.0835in" fo:text-align="center" style:justify-single-word="false" fo:break-before="page"/>
      <style:text-properties fo:font-style="italic" style:text-underline-style="none" fo:font-weight="normal" style:font-style-asian="italic" style:font-weight-asian="normal" style:font-style-complex="italic"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Hanging_20_indent" style:list-style-name="L2"/>
    <style:style style:name="P18" style:family="paragraph" style:parent-style-name="Hanging_20_indent">
      <style:text-properties fo:font-style="normal" style:font-style-asian="normal" style:font-style-complex="normal"/>
    </style:style>
    <style:style style:name="P19" style:family="paragraph" style:parent-style-name="Hanging_20_indent" style:list-style-name="L2">
      <style:text-properties fo:font-style="normal" style:font-style-asian="normal" style:font-style-complex="normal"/>
    </style:style>
    <style:style style:name="P20" style:family="paragraph" style:parent-style-name="Hanging_20_indent">
      <style:text-properties fo:font-style="italic" style:font-style-asian="italic" style:font-style-complex="italic"/>
    </style:style>
    <style:style style:name="P21" style:family="paragraph" style:parent-style-name="Hanging_20_indent">
      <style:text-properties fo:font-style="italic" fo:font-weight="normal" style:font-style-asian="italic" style:font-weight-asian="normal"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Courier 10 Pitc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text:p>
      <text:p text:style-name="P2"/>
      <text:list xml:id="list384141957" text:style-name="L1">
        <text:list-item>
          <text:p text:style-name="P16">Read xml file as a string into a variable</text:p>
        </text:list-item>
        <text:list-item>
          <text:p text:style-name="P16">Use xmlminidom to process the string into “node”s</text:p>
        </text:list-item>
        <text:list-item>
          <text:p text:style-name="P16">Iterate through all board nodes for each of these generate HTML</text:p>
          <text:list>
            <text:list-item>
              <text:p text:style-name="P16">Make boards with travelers</text:p>
            </text:list-item>
            <text:list-item>
              <text:p text:style-name="P16">Make boards without travelers</text:p>
            </text:list-item>
            <text:list-item>
              <text:p text:style-name="P16">Make personal score card</text:p>
            </text:list-item>
            <text:list-item>
              <text:p text:style-name="P16">Make rankings</text:p>
            </text:list-item>
          </text:list>
        </text:list-item>
        <text:list-item>
          <text:p text:style-name="P16">Output html headers with style sheets, results from 3, and footers to files.</text:p>
        </text:list-item>
      </text:list>
      <text:p text:style-name="P2"/>
      <text:p text:style-name="P1">Data Structures</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P3">xml-getdeepnodes (node nodename) → returns descendants of node with type nodename, searching recursively using DFS with node as root.</text:p>
      <text:p text:style-name="Hanging_20_indent"><text:tab/>Assuming (xml-isnode node) is true, xml-getdeepnodes will return:</text:p>
      <text:list xml:id="list936171603" text:style-name="L2">
        <text:list-item>
          <text:p text:style-name="P17">something of type xml-isnodelist</text:p>
        </text:list-item>
        <text:list-item>
          <text:p text:style-name="P17">every node with name nodename.</text:p>
        </text:list-item>
      </text:list>
      <text:p text:style-name="P3">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is true, xml-getdeepnode will return:</text:p>
      <text:list xml:id="list1264235296" text:continue-numbering="true" text:style-name="L2">
        <text:list-item>
          <text:p text:style-name="P17">something of type xml-isnode</text:p>
        </text:list-item>
        <text:list-item>
          <text:p text:style-name="P19">every node with name nodename.</text:p>
        </text:list-item>
      </text:list>
      <text:p text:style-name="P3"><text:soft-page-break/>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P3">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7"/>
      <text:p text:style-name="P8">board:</text:p>
      <text:p text:style-name="P3">serializeresults (xmlnodes)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serializeboards (xmlnodes) → Returns a serialization of the "board" class divs from xmlnodes, a list of xml nodes.</text:p>
      <text:p text:style-name="P18"><text:tab/>The resulting serialization will look something like (minus indentation used here for readability): <text:line-break/><text:span text:style-name="T3">&lt;div class="board"&gt;<text:line-break/><text:tab/>&lt;div class="boardnum"&gt;Board: 33&lt;/div&gt; </text:span><text:line-break/><text:tab/>(<text:span text:style-name="T3">33</text:span> comes from the contents of the BoardNo element) <text:line-break/><text:tab/><text:span text:style-name="T3">&lt;div class="N"&gt; </text:span><text:line-break/><text:tab/>(<text:span text:style-name="T3">N</text:span> comes from the direction attribute of the Hand element) <text:line-break/><text:tab/><text:tab/><text:span text:style-name="T3">&lt;div class="dealer"&gt;Dealer&lt;/div&gt; <text:line-break/><text:tab/><text:tab/>&lt;div class="vulnerable"&gt;Vulnerable&lt;/div&gt; <text:line-break/><text:tab/><text:tab/>&amp;spades;234&lt;br /&gt; <text:line-break/><text:tab/>&lt;/div&gt; <text:line-break/>&lt;/div&gt; <text:line-break/>*tablehead* <text:line-break/>&lt;tr&gt; <text:line-break/><text:tab/>&lt;td&gt;A3&lt;/td&gt; </text:span><text:line-break/><text:tab/>(<text:span text:style-name="T3">A3</text:span> comes from the SectionLabel + PairID-NS) <text:line-break/><text:tab/><text:span text:style-name="T3">&lt;td&gt;A5&lt;/td&gt; </text:span><text:line-break/><text:tab/>(<text:span text:style-name="T3">A5</text:span> comes from the SectionLabel + PairID-NS) <text:line-break/><text:tab/><text:span text:style-name="T3">&lt;td&gt;5.0&lt;/td&gt; </text:span><text:line-break/><text:tab/>(<text:span text:style-name="T3">5.0</text:span> comes from the contents of the TotalScore element) <text:line-break/><text:tab/><text:span text:style-name="T3">&lt;td&gt;&amp;nbsp;&lt;/td&gt;<text:line-break/><text:tab/>&lt;td&gt;120.0&lt;/td&gt; </text:span><text:line-break/><text:soft-page-break/><text:tab/>(<text:span text:style-name="T3">120.0</text:span> comes from the contents of the MatchpointsNS element) <text:line-break/><text:tab/><text:span text:style-name="T3">&lt;td&gt;120.0&lt;/td&gt; </text:span><text:line-break/><text:tab/>(<text:span text:style-name="T3">120.0</text:span> comes from the contents of the MatchpointsEW element) <text:line-break/><text:span text:style-name="T3">&lt;/tr&gt; <text:line-break/>*tabletail*))) </text:span></text:p>
      <text:p text:style-name="P3">serializehands (xmlnodes vulnerable dealer) → serialize hands into divs, where the class is the hand direction derived from xmlnodes, the "vulnerable" and "dealer" divs are added inside as necessary, and the cards are added to each hand via serializehandcards.<text:line-break/>xmlnodes conforms to the minidom structure and is of type hand.<text:line-break/>vulnerable is the text content of the Vulnerable node <text:line-break/>dealer is the text content of the Dealer node </text:p>
      <text:p text:style-name="P3">serializehandcards (xmlnodes) → serialize the hand cards from xmlnodes where xmlnodes is a list of node structures representing “Suit”s. <text:line-break/><text:span text:style-name="T1">For... <text:line-break/>&lt;Suit symbol="S"&gt;832&lt;/Suit&gt; <text:line-break/>&lt;Suit symbol="H"&gt;QT42&lt;/Suit&gt; <text:line-break/>&lt;Suit symbol="D"&gt;A865&lt;/Suit&gt; <text:line-break/>&lt;Suit symbol="C"&gt;A9&lt;/Suit&gt; </text:span></text:p>
      <text:p text:style-name="P3"><text:span text:style-name="T1"><text:line-break/>You will get something like... <text:line-break/>&amp;spades;832&lt;br/&gt; <text:line-break/>&amp;hearts;QT42&lt;br/&gt; <text:line-break/>&amp;diams;A865&lt;br/&gt; <text:line-break/>&amp;clubs;A9&lt;br/&gt; </text:span></text:p>
      <text:p text:style-name="P9">psc:</text:p>
      <text:p text:style-name="P4">getpsc (xmlnodes) → Given xmlnodes, this returns a string HTML table for each PSC<text:line-break/><text:span text:style-name="T1">Notes: Recurses for every pairid, parsing out each pair's score card</text:span></text:p>
      <text:p text:style-name="P4">getnameforid (pairid data) → The string pairid needs to define the direction (E-W). section (A, B), and Number (1,2,3) returns string list (list NameOfPerson1 NameOfPerson2)<text:line-break/><text:span text:style-name="T1">Notes: Pulls a pair's names from the nodes data</text:span></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text:span text:style-name="T1">Notes: Iterates over the list returned from getseperateresults to pull one pair's board results </text:span></text:p>
      <text:p text:style-name="P5"><text:s/></text:p>
      <text:p text:style-name="P9">rankings:</text:p>
      <text:p text:style-name="P4">getrankings (rankingnodes) → Given list of ranking nodes, returns a string HTML will be some header information then a table for each Section/Direction pair<text:line-break/>Columns: Pair No., Players, Strat, Overall Rank (A, B, C), Section Rank (A,B,C), Matchpoint Score, Percentage Score, Masterpoint Award<text:line-break/><text:span text:style-name="T1">Notes: Parses out the rankings data into html tables</text:span></text:p>
      <text:p text:style-name="P4"><text:soft-page-break/>getcontestants (section dir id rankingnodes) → Given strings section (e.g., A), dir (e.g., E-W), and id (e.g., 1, 2, etc.; the contestant ID for that section),and ranking nodes, returns a list of strings, one string value for each of the following:<text:line-break/>Pair No., Players, Strat, Overall Rank (A, B, C), Section Rank (A,B,C), Matchpoint Score, Percentage Score, Masterpoint Award<text:line-break/><text:span text:style-name="T1">Notes: Pulls a single pair's results out of the rankings data</text:span></text:p>
      <text:p text:style-name="P4"/>
      <text:p text:style-name="P4"/>
      <text:p text:style-name="P8">io:</text:p>
      <text:p text:style-name="P4">main(bridgeXML state)→Given a duplicate bridge XML file, extracts appropriate information to creates four HTML pages that link together: boards, boards with travelers, rankings, and personal score card webpages. </text:p>
      <text:p text:style-name="P4">boards-no-trav(bridgeXML state)→Given a duplicate bridge XML file, gets the following information from each board listed in the XML file and creates an HTML page with this information formatted into tables:<text:line-break/>Board numbers, dealer, vulnerable, and hands for each direction</text:p>
      <text:p text:style-name="P4">boards-trav(bridgeXML state)→ Given a duplicate bridge XML file, gets the same information as boards-no-trav as well as the travelers information for each board, which includes the total score and matchpoints for all pairs at that board.</text:p>
      <text:p text:style-name="P4"><text:span text:style-name="T1"><text:tab/>Creates HTML page with this information with the board information and travelers information in separate tables.</text:span></text:p>
      <text:p text:style-name="P4">rankings(bridgeXML state)→ Given a duplicate bridge XML file, creates a rankings table in an HTML file including each pairs ranking and various other stats such as matchpoint and percentage score.</text:p>
      <text:p text:style-name="P4">personal-score-cards(bridgeXML state)→Given a duplicate bridge XML file, creates an HTML file containing personal score cards for each pair, which includes information about each match they played an against whom.</text:p>
      <text:p text:style-name="P6"/>
      <text:p text:style-name="P11">PROBE Software Size Estimate:</text:p>
      <text:p text:style-name="P10"/>
      <text:p text:style-name="P13">Reused Functions<text:tab/><text:tab/>LOC </text:p>
      <text:p text:style-name="P12"/>
      <text:p text:style-name="P12">xml-gettext<text:tab/><text:tab/><text:tab/>9 </text:p>
      <text:p text:style-name="P12">xml-getattribute<text:tab/><text:tab/><text:tab/>8 </text:p>
      <text:p text:style-name="P12">xml-getnode<text:tab/><text:tab/><text:tab/>2 </text:p>
      <text:p text:style-name="P12">xml-getnodes<text:tab/><text:tab/><text:tab/>10 </text:p>
      <text:p text:style-name="P12">xml-readnode<text:tab/><text:tab/><text:tab/>5 </text:p>
      <text:p text:style-name="P12">xml-readnodes<text:tab/><text:tab/><text:tab/>53 </text:p>
      <text:p text:style-name="P12">xml-skipdontcares<text:tab/><text:tab/>20 </text:p>
      <text:p text:style-name="P12">xml-readnodeproperties<text:tab/><text:tab/>24 </text:p>
      <text:p text:style-name="P12">xml-unescape<text:tab/><text:tab/><text:tab/>27 </text:p>
      <text:p text:style-name="P12">splitoff-prefix-mv<text:tab/><text:tab/><text:tab/>3 </text:p>
      <text:p text:style-name="P12">split-at-delimiter-mv<text:tab/><text:tab/>3 </text:p>
      <text:p text:style-name="P12">span-mv<text:tab/><text:tab/><text:tab/><text:tab/>3 </text:p>
      <text:p text:style-name="P12">split-on-token-mv<text:tab/><text:tab/><text:tab/>3 </text:p>
      <text:p text:style-name="P12">serializeboards<text:tab/><text:tab/><text:tab/>32 </text:p>
      <text:p text:style-name="P12">getresults<text:tab/><text:tab/><text:tab/><text:tab/>35 </text:p>
      <text:p text:style-name="P12">serializehands<text:tab/><text:tab/><text:tab/>62 </text:p>
      <text:p text:style-name="P12">serializehandcards<text:tab/><text:tab/>32 </text:p>
      <text:p text:style-name="P12">suit-list?<text:tab/><text:tab/><text:tab/><text:tab/>8 </text:p>
      <text:p text:style-name="P12">suit?<text:tab/><text:tab/><text:tab/><text:tab/>38 </text:p>
      <text:p text:style-name="P12"/>
      <text:p text:style-name="P12">Total Reused LOC: <text:s/>377 </text:p>
      <text:p text:style-name="P13"/>
      <text:p text:style-name="P14"/>
      <text:p text:style-name="P15">Historical Data Table for PROBE </text:p>
      <text:p text:style-name="P12"/>
      <text:p text:style-name="P12"><text:tab/><text:tab/><text:tab/>Tiny(7%)<text:tab/>Small(24%)<text:tab/>Medium(38%)<text:tab/>Large(24%)<text:tab/>Huge(7%) </text:p>
      <text:p text:style-name="P12">Avg. LOC<text:tab/><text:tab/>1.69<text:tab/><text:tab/>3.82<text:tab/><text:tab/>7.34<text:tab/><text:tab/>16.31<text:tab/><text:tab/>41.71 </text:p>
      <text:p text:style-name="P12"/>
      <text:p text:style-name="P12"/>
      <text:p text:style-name="P12"/>
      <text:p text:style-name="P12">Predicted Functions<text:tab/><text:tab/>Predicted Size </text:p>
      <text:p text:style-name="P12"/>
      <text:p text:style-name="P12">xml-getdeepnodes<text:tab/><text:tab/>Medium </text:p>
      <text:p text:style-name="P12">serializeseparateresults<text:tab/><text:tab/>Large </text:p>
      <text:p text:style-name="P12">serializeresults<text:tab/><text:tab/><text:tab/>Huge </text:p>
      <text:p text:style-name="P12">getPSC<text:tab/><text:tab/><text:tab/><text:tab/>Large </text:p>
      <text:p text:style-name="P12">getnameforID<text:tab/><text:tab/><text:tab/>Medium </text:p>
      <text:p text:style-name="P12">getboardsforpair<text:tab/><text:tab/><text:tab/>Medium </text:p>
      <text:p text:style-name="P12">getrankings<text:tab/><text:tab/><text:tab/>Medium </text:p>
      <text:p text:style-name="P12">getcontestant<text:tab/><text:tab/><text:tab/>Medium </text:p>
      <text:p text:style-name="P12">boards-no-trav<text:tab/><text:tab/><text:tab/>Small </text:p>
      <text:p text:style-name="P12">boards-trav<text:tab/><text:tab/><text:tab/>Small </text:p>
      <text:p text:style-name="P12">rankings<text:tab/><text:tab/><text:tab/><text:tab/>Small </text:p>
      <text:p text:style-name="P12">personal-score-cards<text:tab/><text:tab/>Medium </text:p>
      <text:p text:style-name="P12">main<text:tab/><text:tab/><text:tab/><text:tab/>Large </text:p>
      <text:p text:style-name="P12"/>
      <text:p text:style-name="P12">Total Predicted LOC: <text:s/>146.14 </text:p>
      <text:p text:style-name="P12"/>
      <text:p text:style-name="P12"/>
      <text:p text:style-name="P12">Total Estimated LOC: <text:s/>52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2-02T13:23:12</dc:date>
    <dc:creator>Colby Russell</dc:creator>
    <meta:editing-duration>PT33H19M49S</meta:editing-duration>
    <meta:editing-cycles>87</meta:editing-cycles>
    <meta:generator>OpenOffice.org/3.2$Linux OpenOffice.org_project/320m12$Build-9483</meta:generator>
    <meta:document-statistic meta:table-count="0" meta:image-count="0" meta:object-count="0" meta:page-count="6" meta:paragraph-count="105" meta:word-count="1174" meta:character-count="8162"/>
  </office:meta>
</office:document-meta>
</file>